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1" svg:font-family="Calibri"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color="#000000" style:font-name="Calibri" fo:language="fr" fo:country="FR" officeooo:paragraph-rsid="0011ce05" style:font-name-complex="Calibri"/>
    </style:style>
    <style:style style:name="P3" style:family="paragraph" style:parent-style-name="Standard">
      <style:text-properties style:font-name="Calibri"/>
    </style:style>
    <style:style style:name="P4" style:family="paragraph" style:parent-style-name="Standard" style:list-style-name="L1">
      <style:text-properties style:font-name="Calibri"/>
    </style:style>
    <style:style style:name="P5" style:family="paragraph" style:parent-style-name="Standard" style:list-style-name="L1">
      <style:text-properties style:font-name="Calibri" officeooo:rsid="002a7498" officeooo:paragraph-rsid="002a7498"/>
    </style:style>
    <style:style style:name="P6" style:family="paragraph" style:parent-style-name="Text_20_body" style:master-page-name="MP0">
      <style:paragraph-properties style:page-number="auto" fo:break-before="page"/>
      <style:text-properties fo:color="#000000" style:font-name="Calibri" fo:language="fr" fo:country="FR" fo:font-weight="bold" officeooo:paragraph-rsid="0011ce05" style:font-weight-asian="bold" style:font-name-complex="Calibri" style:font-weight-complex="bold"/>
    </style:style>
    <style:style style:name="P7" style:family="paragraph" style:parent-style-name="Text_20_body" style:list-style-name="L1">
      <style:text-properties fo:color="#000000" style:font-name="Calibri" fo:language="fr" fo:country="FR" officeooo:rsid="0013c183" officeooo:paragraph-rsid="0013c183" style:font-name-complex="Calibri"/>
    </style:style>
    <style:style style:name="P8" style:family="paragraph" style:parent-style-name="Text_20_body" style:list-style-name="L1">
      <style:text-properties fo:color="#000000" style:font-name="Calibri" fo:language="fr" fo:country="FR" officeooo:rsid="00263b98" officeooo:paragraph-rsid="00263b98" style:font-name-complex="Calibri"/>
    </style:style>
    <style:style style:name="P9" style:family="paragraph" style:parent-style-name="Text_20_body" style:list-style-name="L1">
      <style:text-properties fo:color="#000000" style:font-name="Calibri" fo:language="fr" fo:country="FR" officeooo:rsid="0014fc61" officeooo:paragraph-rsid="0014fc61" style:font-name-complex="Calibri"/>
    </style:style>
    <style:style style:name="P10" style:family="paragraph" style:parent-style-name="Text_20_body" style:list-style-name="L1">
      <style:text-properties fo:color="#000000" style:font-name="Calibri" fo:language="fr" fo:country="FR" officeooo:rsid="002813cc" officeooo:paragraph-rsid="002813cc" style:font-name-complex="Calibri"/>
    </style:style>
    <style:style style:name="P11" style:family="paragraph" style:parent-style-name="Text_20_body" style:list-style-name="L1">
      <style:text-properties fo:color="#000000" style:font-name="Calibri" fo:language="fr" fo:country="FR" officeooo:rsid="002813cc" officeooo:paragraph-rsid="00289df0" style:font-name-complex="Calibri"/>
    </style:style>
    <style:style style:name="P12" style:family="paragraph" style:parent-style-name="Text_20_body" style:list-style-name="L1">
      <style:text-properties style:font-name="Calibri"/>
    </style:style>
    <style:style style:name="P13" style:family="paragraph" style:parent-style-name="Text_20_body" style:list-style-name="L1">
      <style:text-properties style:font-name="Calibri" officeooo:rsid="0019b15f" officeooo:paragraph-rsid="0019b15f"/>
    </style:style>
    <style:style style:name="P14" style:family="paragraph" style:parent-style-name="Text_20_body" style:list-style-name="L1">
      <style:text-properties style:font-name="Calibri" officeooo:rsid="001b894a" officeooo:paragraph-rsid="001b894a"/>
    </style:style>
    <style:style style:name="P15" style:family="paragraph" style:parent-style-name="Text_20_body" style:list-style-name="L1">
      <style:text-properties style:font-name="Calibri" officeooo:rsid="001eeb45" officeooo:paragraph-rsid="001eeb45"/>
    </style:style>
    <style:style style:name="P16" style:family="paragraph" style:parent-style-name="Text_20_body" style:list-style-name="L1">
      <style:text-properties style:font-name="Calibri" officeooo:rsid="00289df0" officeooo:paragraph-rsid="00289df0"/>
    </style:style>
    <style:style style:name="P17" style:family="paragraph" style:parent-style-name="Text_20_body" style:list-style-name="L1">
      <style:text-properties style:font-name="Calibri" officeooo:rsid="002a7498" officeooo:paragraph-rsid="002a7498"/>
    </style:style>
    <style:style style:name="T1" style:family="text">
      <style:text-properties fo:font-size="10pt" fo:language="fr" fo:country="FR" style:font-size-asian="10pt" style:font-size-complex="9pt"/>
    </style:style>
    <style:style style:name="T2" style:family="text">
      <style:text-properties officeooo:rsid="0011ce05"/>
    </style:style>
    <style:style style:name="T3" style:family="text">
      <style:text-properties officeooo:rsid="0016d39c"/>
    </style:style>
    <style:style style:name="T4" style:family="text">
      <style:text-properties officeooo:rsid="0017b35e"/>
    </style:style>
    <style:style style:name="T5" style:family="text">
      <style:text-properties fo:font-weight="normal" style:font-weight-asian="normal" style:font-name-complex="Calibri2" style:font-weight-complex="normal"/>
    </style:style>
    <style:style style:name="T6" style:family="text">
      <style:text-properties fo:font-weight="normal" officeooo:rsid="0019b15f" style:font-weight-asian="normal" style:font-name-complex="Calibri2" style:font-weight-complex="normal"/>
    </style:style>
    <style:style style:name="T7" style:family="text">
      <style:text-properties officeooo:rsid="001b894a"/>
    </style:style>
    <style:style style:name="T8" style:family="text">
      <style:text-properties officeooo:rsid="001eeb45"/>
    </style:style>
    <style:style style:name="T9" style:family="text">
      <style:text-properties officeooo:rsid="00289df0"/>
    </style:style>
    <style:style style:name="T10" style:family="text">
      <style:text-properties officeooo:rsid="002c47a7"/>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Besoins en données pour <text:span text:style-name="T2">l’</text:span>évaluation <text:span text:style-name="T2">des effets macroéconomiques de la</text:span> SNBC-3</text:p>
      <text:p text:style-name="P2">A<text:span text:style-name="T2">lma Monserand et Gaël Callonnec – Novembre 2022</text:span></text:p>
      <text:list xml:id="list184687003" text:style-name="L1">
        <text:list-item>
          <text:p text:style-name="P7">Bilans énergie d’Enerdata</text:p>
          <text:list>
            <text:list-item>
              <text:p text:style-name="P7">bilan_E_AME pour 2020 : le bilan n’est pas exactement équilibré, malgré la ligne « écart statistique » : pour plusieurs colonnes le total approvisionnement n’est pas égal à la somme de la conso interne de la branche et de la conso finale. Ce serait bien si Enerdata pouvait nous fournir un tableau corrigé, et si possible expliquer pourquoi 4 cases sont en orange (doit on en déduire que les valeurs sont nulles ?)</text:p>
              <text:list>
                <text:list-item>
                  <text:p text:style-name="P10">On investigue</text:p>
                </text:list-item>
              </text:list>
            </text:list-item>
            <text:list-item>
              <text:p text:style-name="P7">Serait-il possible de désagréger le solaire thermique et la géothermie ?</text:p>
              <text:list>
                <text:list-item>
                  <text:p text:style-name="P10">Non on n’a pas le détail malheureusement. On peut faire une hypothèse de 50/50 peut être ? </text:p>
                </text:list-item>
              </text:list>
            </text:list-item>
            <text:list-item>
              <text:p text:style-name="P7">La colonne « chaleur de l’environnement » désigne les PAC aérothermiques, n’est-ce pas ?</text:p>
              <text:list>
                <text:list-item>
                  <text:p text:style-name="P10">Oui c’est ça. Toutes les PAC : air/air et air/eau (mais on n’a pas le détail)</text:p>
                </text:list-item>
              </text:list>
            </text:list-item>
          </text:list>
        </text:list-item>
        <text:list-item>
          <text:p text:style-name="P8">Coût de production des énergies :</text:p>
          <text:list>
            <text:list-item>
              <text:p text:style-name="P8">OPEX au MWh</text:p>
            </text:list-item>
            <text:list-item>
              <text:p text:style-name="P8">CAPEX au MWh</text:p>
              <text:list>
                <text:list-item>
                  <text:p text:style-name="P10">On n’a pas ces données, mais en AMS on a repris le scenario N2 de RTE : possible de reprendre les données de coûts issues de ce scénario peut être ? </text:p>
                </text:list-item>
              </text:list>
            </text:list-item>
          </text:list>
        </text:list-item>
        <text:list-item>
          <text:p text:style-name="P9">Mix électrique : dans le fichier RUN1_hypothèses_énergie vous donnez l’évolution du mix électrique. Globalement, on va plutôt se servir des bilans Enerdata, <text:span text:style-name="T4">sauf pour</text:span> les EnR électriques <text:span text:style-name="T4">qui sont toutes regroupées </text:span>en une seule colonne. Nous a<text:span text:style-name="T3">uri</text:span>ons besoin d’une désagrégation dans laquelle figur<text:span text:style-name="T3">erai</text:span>ent la géothermie (élec) et les énergies marines, ce qui n’est pas le cas <text:span text:style-name="T3">actuellement dans votre fichier RUN1. Serait-ce possible ?</text:span></text:p>
          <text:list>
            <text:list-item>
              <text:p text:style-name="P11"><text:span text:style-name="T9">P</text:span>roduction d’énergie desagrégée par type d’EnR élec : voir l’excel intégrateur, onglet offre_calc, lignes 58-145 (additionner FR continentale et Corse)</text:p>
            </text:list-item>
            <text:list-item>
              <text:p text:style-name="P11">Les énergies marines : </text:p>
              <text:list>
                <text:list-item>
                  <text:p text:style-name="P11"><text:span text:style-name="T9">éolien offshore : part renseignée dans le fichier d’hypothèses, lignes 5 et 68</text:span></text:p>
                </text:list-item>
                <text:list-item>
                  <text:p text:style-name="P11"><text:span text:style-name="T9">Auters énergies marines (houlo- et marémotrices) </text:span>c’est zero - on peut considérer constant<text:span text:style-name="T9">e</text:span> la capacité <text:span text:style-name="T9">existante en 2019</text:span></text:p>
                </text:list-item>
              </text:list>
            </text:list-item>
          </text:list>
        </text:list-item>
        <text:list-item>
          <text:p text:style-name="P12"><text:span text:style-name="T5">Coefficients d’usage interne des branches énergie par type de production </text:span><text:span text:style-name="T6">(pour l’instant on utilise les rendements indiqués dans le document « chiffres clés de l’énergie 2021 » : sont-ils amenés à évoluer?)</text:span></text:p>
          <text:list>
            <text:list-item>
              <text:p text:style-name="P16"><text:span text:style-name="T6">O</text:span><text:span text:style-name="T5">n les considère constant il me semble</text:span></text:p>
            </text:list-item>
          </text:list>
        </text:list-item>
        <text:list-item>
          <text:p text:style-name="P13">Industrie</text:p>
          <text:list>
            <text:list-item>
              <text:p text:style-name="P13"><text:soft-page-break/>Pouvez-vous préciser votre hypothèse « Une décorrélation de la production physique et de la valeur ajoutée des secteurs diffus est supposée » ? (fichier hypothèses industrie)</text:p>
              <text:list>
                <text:list-item>
                  <text:p text:style-name="P16">Voir fichier hypothèses industrie, onglet 1.Production, lignes 95-98</text:p>
                </text:list-item>
              </text:list>
            </text:list-item>
            <text:list-item>
              <text:p text:style-name="P13">Pourquoi <text:span text:style-name="T7">les branches n’évoluent pas comme le sentier de croissance équilibré ? Y a-t-il des chocs de demande de produits industriels, et si oui, lesquels (conso finale, consos intermédiaires, exports…) ? Est-ce lié à des dynamiques de relocalisation et/ou de développement de filières industrielles (production d’éoliennes par exemple) ?</text:span></text:p>
              <text:list>
                <text:list-item>
                  <text:p text:style-name="P16">Je ne suis pas sûr de bien comprendre la question. Pour calculer le niveau de production du diffus, on est repartis de l’évolution de la VA par branche issue du scénario de référence de la Commission Européenne (lui-même issue d’une modélisation macro…) cf onglet 1.Production, cellules AF69-AL76. </text:p>
                </text:list-item>
              </text:list>
            </text:list-item>
            <text:list-item>
              <text:p text:style-name="P14">Efficacité énergétique : les gains en % indiqués s’appliquent à l’énergie consommée par tonne produite, ou par unité de VA ?</text:p>
              <text:list>
                <text:list-item>
                  <text:p text:style-name="P16">Par quantité physique (on utilise le fameux « facteur de décorrélation » pour passer de la VA aux quantités physiques)</text:p>
                </text:list-item>
              </text:list>
            </text:list-item>
          </text:list>
        </text:list-item>
        <text:list-item>
          <text:p text:style-name="P14">Agriculture</text:p>
          <text:list>
            <text:list-item>
              <text:p text:style-name="P14">Evolution de la productivité du travail (à l'hectare par ex.)</text:p>
              <text:list>
                <text:list-item>
                  <text:p text:style-name="P17">Je ne crois pas qu’on ait cette donnée...</text:p>
                </text:list-item>
              </text:list>
            </text:list-item>
            <text:list-item>
              <text:p text:style-name="P14">Evolution du CAPEX à l'hectare</text:p>
              <text:list>
                <text:list-item>
                  <text:p text:style-name="P17">Non plus (MOSUT est un modèle physique, sans représentation économique)</text:p>
                </text:list-item>
              </text:list>
            </text:list-item>
            <text:list-item>
              <text:p text:style-name="P14">Impact de l'évolution de la conso de viande sur le chiffre d'affaires de la branche agriculture, en € constants</text:p>
              <text:list>
                <text:list-item>
                  <text:p text:style-name="P17">Idem : on n’a pas de données économiques, mais on a l’évolution du tonnage des principales productions lignes 228-255. Pas de choses explicites sur l’augmentation de la valeur ajoutée des produits, mais elle augmente probablement significativement, vu les hypothèses de développement du bio etc.</text:p>
                </text:list-item>
              </text:list>
            </text:list-item>
            <text:list-item>
              <text:p text:style-name="P14">Evolution du montant des consommations intermédiaires, notamment taux de réduction des intrants chimiques.</text:p>
              <text:list>
                <text:list-item>
                  <text:p text:style-name="P17">Ca on l’a bien, voir fichier de résultat agriculture qui s’appelle « SNBC3_AGRI_RUN1_provisoire.xls », onglet « AME_AMS » ligne 221 pour le N minéral, ligne 134 pour les produits phyto (c’est en MtCO2 par contre)</text:p>
                </text:list-item>
              </text:list>
            </text:list-item>
          </text:list>
        </text:list-item>
        <text:list-item>
          <text:p text:style-name="P15">Transport</text:p>
          <text:list>
            <text:list-item>
              <text:p text:style-name="P15">Durée de vie des VP</text:p>
              <text:list>
                <text:list-item>
                  <text:p text:style-name="P17">15 ans (AME comme AMS)</text:p>
                </text:list-item>
              </text:list>
            </text:list-item>
            <text:list-item>
              <text:p text:style-name="P15">Taux d’occupation des VP</text:p>
              <text:list>
                <text:list-item>
                  <text:p text:style-name="P17">Voir fichier d’hypothèses transports, onglet trafics, ligne 62</text:p>
                </text:list-item>
              </text:list>
            </text:list-item>
          </text:list>
        </text:list-item>
        <text:list-item>
          <text:p text:style-name="P12"><text:soft-page-break/>Bâtiments</text:p>
          <text:list>
            <text:list-item>
              <text:p text:style-name="P12">Nb m²/hab résidentiel</text:p>
              <text:list>
                <text:list-item>
                  <text:p text:style-name="P17">Voir les données de surfaces de parc dans le fichier d’hypothèses bâtiments, onglet « parc résidentiel », lignes 35-45 et les données de population dans le fichier de cadrage, onglet « population »</text:p>
                </text:list-item>
              </text:list>
            </text:list-item>
            <text:list-item>
              <text:p text:style-name="P4">Nb m² constructions neuves <text:span text:style-name="T8">(résidentiel, tertiaire)</text:span></text:p>
              <text:list>
                <text:list-item>
                  <text:p text:style-name="P5">Même onglet <text:span text:style-name="T10">dans le fichier d’hypothèses bâtiments</text:span></text:p>
                </text:list-item>
              </text:list>
            </text:list-item>
          </text:list>
        </text:list-item>
      </text:list>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1" svg:font-family="Calibri"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Normal" style:family="paragraph">
      <style:paragraph-properties fo:hyphenation-ladder-count="no-limit"/>
      <style:text-properties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fo:hyphenation-remain-char-count="2" fo:hyphenation-push-char-count="2"/>
    </style:style>
    <style:style style:name="Normal_20_Table" style:display-name="Normal Table" style:family="paragraph">
      <style:paragraph-properties fo:margin-top="0cm" fo:margin-bottom="0.282cm" loext:contextual-spacing="false" fo:line-height="107%" fo:text-align="start" style:justify-single-word="false" fo:orphans="2" fo:widows="2" style:vertical-align="auto"/>
      <style:text-properties style:font-name="Calibri1" fo:font-family="Calibri" style:font-family-generic="roman" style:font-pitch="variable" fo:font-size="11pt" fo:language="fr" fo:country="FR" style:font-name-asian="Calibri2"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Police_20_par_20_défaut" style:display-name="Police par défau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size="10pt" fo:language="fr" fo:country="FR" style:font-size-asian="10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text:page-number text:select-page="current">3</text:page-number></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1-23T14:15:05.244000000</meta:creation-date>
    <meta:editing-duration>P0D</meta:editing-duration>
    <meta:editing-cycles>1</meta:editing-cycles>
    <meta:generator>LibreOffice/6.1.6.3.M15$Windows_X86_64 LibreOffice_project/95438ce04607f41c3e15ad262432388b710622b2</meta:generator>
    <meta:document-statistic meta:table-count="0" meta:image-count="0" meta:object-count="0" meta:page-count="3" meta:paragraph-count="47" meta:word-count="793" meta:character-count="4733" meta:non-whitespace-character-count="4029"/>
  </office:meta>
</office:document-meta>
</file>